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Budget Distribution by Work Packages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4:.K4])" office:value-type="float" office:value="197" calcext:value-type="float">
            <text:p>1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B6:.K6])"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7:.K7])"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8:.K8])"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0:.K10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1:.K11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3:.K13])"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"/>
          <table:table-cell table:formula="of:=SUM([.B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4:.B14])" office:value-type="float" office:value="75" calcext:value-type="float">
            <text:p>75</text:p>
          </table:table-cell>
          <table:table-cell table:formula="of:=SUM([.C4:.C14])" office:value-type="float" office:value="90" calcext:value-type="float">
            <text:p>90</text:p>
          </table:table-cell>
          <table:table-cell table:formula="of:=SUM([.D4:.D14])" office:value-type="float" office:value="110" calcext:value-type="float">
            <text:p>110</text:p>
          </table:table-cell>
          <table:table-cell table:formula="of:=SUM([.E4:.E14])" office:value-type="float" office:value="50" calcext:value-type="float">
            <text:p>50</text:p>
          </table:table-cell>
          <table:table-cell table:formula="of:=SUM([.F4:.F14])" office:value-type="float" office:value="114" calcext:value-type="float">
            <text:p>114</text:p>
          </table:table-cell>
          <table:table-cell table:formula="of:=SUM([.G4:.G14])" office:value-type="float" office:value="164" calcext:value-type="float">
            <text:p>164</text:p>
          </table:table-cell>
          <table:table-cell table:formula="of:=SUM([.H4:.H14])" office:value-type="float" office:value="158" calcext:value-type="float">
            <text:p>158</text:p>
          </table:table-cell>
          <table:table-cell table:formula="of:=SUM([.I4:.I14])" office:value-type="float" office:value="45" calcext:value-type="float">
            <text:p>45</text:p>
          </table:table-cell>
          <table:table-cell table:formula="of:=SUM([.J4:.J14])" office:value-type="float" office:value="45" calcext:value-type="float">
            <text:p>45</text:p>
          </table:table-cell>
          <table:table-cell table:formula="of:=SUM([.K4:.K14])" office:value-type="float" office:value="80" calcext:value-type="float">
            <text:p>80</text:p>
          </table:table-cell>
          <table:table-cell table:formula="of:=SUM([.B15:.K15])" office:value-type="float" office:value="931" calcext:value-type="float">
            <text:p>9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5]/9.31" office:value-type="float" office:value="8.05585392051557" calcext:value-type="float">
            <text:p>8,06</text:p>
          </table:table-cell>
          <table:table-cell table:style-name="ce2" table:formula="of:=[.C15]/9.31" office:value-type="float" office:value="9.66702470461869" calcext:value-type="float">
            <text:p>9,67</text:p>
          </table:table-cell>
          <table:table-cell table:style-name="ce2" table:formula="of:=[.D15]/9.31" office:value-type="float" office:value="11.8152524167562" calcext:value-type="float">
            <text:p>11,82</text:p>
          </table:table-cell>
          <table:table-cell table:style-name="ce2" table:formula="of:=[.E15]/9.31" office:value-type="float" office:value="5.37056928034372" calcext:value-type="float">
            <text:p>5,37</text:p>
          </table:table-cell>
          <table:table-cell table:style-name="ce2" table:formula="of:=[.F15]/9.31" office:value-type="float" office:value="12.2448979591837" calcext:value-type="float">
            <text:p>12,24</text:p>
          </table:table-cell>
          <table:table-cell table:style-name="ce2" table:formula="of:=[.G15]/9.31" office:value-type="float" office:value="17.6154672395274" calcext:value-type="float">
            <text:p>17,62</text:p>
          </table:table-cell>
          <table:table-cell table:style-name="ce2" table:formula="of:=[.H15]/9.31" office:value-type="float" office:value="16.9709989258861" calcext:value-type="float">
            <text:p>16,97</text:p>
          </table:table-cell>
          <table:table-cell table:style-name="ce2" table:formula="of:=[.I15]/9.31" office:value-type="float" office:value="4.83351235230934" calcext:value-type="float">
            <text:p>4,83</text:p>
          </table:table-cell>
          <table:table-cell table:style-name="ce2" table:formula="of:=[.J15]/9.31" office:value-type="float" office:value="4.83351235230934" calcext:value-type="float">
            <text:p>4,83</text:p>
          </table:table-cell>
          <table:table-cell table:style-name="ce2" table:formula="of:=[.K15]/9.31" office:value-type="float" office:value="8.59291084854995" calcext:value-type="float">
            <text:p>8,59</text:p>
          </table:table-cell>
          <table:table-cell table:style-name="ce2" table:formula="of:=[.L15]/9.31" office:value-type="float" office:value="100" calcext:value-type="float">
            <text:p>100,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A = not yet assigned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Budget Distribution by Staff Categorie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Default"/>
          <table:table-cell table:style-name="ce1" office:value-type="string" calcext:value-type="string">
            <text:p>B2.1</text:p>
          </table:table-cell>
          <table:table-cell table:style-name="ce1" office:value-type="string" calcext:value-type="string">
            <text:p>B2.2</text:p>
          </table:table-cell>
          <table:table-cell table:style-name="ce1" office:value-type="string" calcext:value-type="string">
            <text:p>B2.3</text:p>
          </table:table-cell>
          <table:table-cell table:style-name="ce1" office:value-type="string" calcext:value-type="string">
            <text:p>B2.4</text:p>
          </table:table-cell>
          <table:table-cell table:style-name="ce1"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formula="of:=SUMPRODUCT([.B24:.E24];[.H25:.K25])" office:value-type="float" office:value="196630" calcext:value-type="float">
            <text:p>19663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5:.K25])" office:value-type="float" office:value="138130" calcext:value-type="float">
            <text:p>138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6:.E26];[.H25:.K25])" office:value-type="float" office:value="113590" calcext:value-type="float">
            <text:p>11359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0" calcext:value-type="float">
            <text:p>30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7:.E27];[.H26:.K26])" office:value-type="float" office:value="91390" calcext:value-type="float">
            <text:p>91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formula="of:=SUMPRODUCT([.B28:.E28];[.H25:.K25])" office:value-type="float" office:value="108865" calcext:value-type="float">
            <text:p>1088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9:.E29];[.H26:.K26])" office:value-type="float" office:value="23760" calcext:value-type="float">
            <text:p>23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6:.K26])" office:value-type="float" office:value="37270" calcext:value-type="float">
            <text:p>37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1:.E31];[.H26:.K26])" office:value-type="float" office:value="37270" calcext:value-type="float">
            <text:p>37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2:.E32];[.H24:.K24])" office:value-type="float" office:value="90290" calcext:value-type="float">
            <text:p>90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0" calcext:value-type="float">
            <text:p>30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3:.E33];[.H26:.K26])" office:value-type="float" office:value="89190" calcext:value-type="float">
            <text:p>8919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formula="of:=SUM([.F24:.F33])" office:value-type="float" office:value="926385" calcext:value-type="float">
            <text:p>92638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5:31:24.8227637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5T16:02:24.529291535</dc:date>
    <meta:editing-duration>PT51M20S</meta:editing-duration>
    <meta:editing-cycles>15</meta:editing-cycles>
    <meta:generator>LibreOffice/6.0.7.3$Linux_X86_64 LibreOffice_project/00m0$Build-3</meta:generator>
    <meta:document-statistic meta:table-count="1" meta:cell-count="202" meta:object-count="0"/>
  </office:meta>
</office:document-meta>
</file>